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2"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BODY">
      <style:paragraph-properties fo:margin-top="0in" fo:margin-bottom="0in" fo:line-height="100%" fo:text-align="start" style:justify-single-word="false"/>
    </style:style>
    <style:style style:name="P4"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_5b_Normal_5d_">
      <style:paragraph-properties fo:margin-top="0in" fo:margin-bottom="0in" fo:line-height="100%" fo:text-align="start" style:justify-single-word="false"/>
      <style:text-properties style:font-name="Georgia" fo:font-size="10.5pt" style:font-size-asian="10.5pt" style:font-size-complex="10.5pt"/>
    </style:style>
    <style:style style:name="P6" style:family="paragraph" style:parent-style-name="Standard">
      <style:text-properties style:font-name="Georgia" fo:font-size="10.5pt" style:font-size-asian="10.5pt" style:font-size-complex="10.5pt"/>
    </style:style>
    <style:style style:name="P7"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3"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4" style:family="text">
      <style:text-properties fo:font-variant="normal" fo:text-transform="none" fo:color="#000000" style:font-name="Georgia" fo:font-size="10.5pt" fo:letter-spacing="normal" fo:language="zxx" fo:country="none" fo:font-style="italic" fo:font-weight="bold" style:font-name-asian="Georgia" style:font-size-asian="10.5pt" style:language-asian="zxx" style:country-asian="none" style:font-style-asian="italic" style:font-weight-asian="bold" style:font-name-complex="Georgia" style:font-size-complex="10.5pt" style:language-complex="zxx" style:country-complex="none" style:font-style-complex="italic" style:font-weight-complex="bold"/>
    </style:style>
    <style:style style:name="T5" style:family="text">
      <style:text-properties fo:font-variant="normal" fo:text-transform="none" fo:color="#000000" fo:letter-spacing="normal" fo:language="zxx" fo:country="none" fo:font-style="normal" fo:font-weight="normal" style:font-name-asian="Georgia" style:language-asian="zxx" style:country-asian="none" style:font-name-complex="Georgia" style:language-complex="zxx" style:country-complex="none"/>
    </style:style>
    <style:style style:name="T6" style:family="text">
      <style:text-properties fo:font-variant="normal" fo:text-transform="none" fo:color="#000000" fo:letter-spacing="normal" fo:language="zxx" fo:country="none" fo:font-style="italic" fo:font-weight="normal" style:font-name-asian="Georgia" style:language-asian="zxx" style:country-asian="none" style:font-style-asian="italic" style:font-name-complex="Georgia" style:language-complex="zxx" style:country-complex="none" style:font-style-complex="italic"/>
    </style:style>
    <style:style style:name="T7"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8" style:family="text">
      <style:text-properties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T9" style:family="text">
      <style:text-properties fo:color="#545454"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0" style:family="text">
      <style:text-properties fo:language="zxx" fo:country="none" style:font-name-asian="Georgia" style:language-asian="zxx" style:country-asian="none" style:font-name-complex="Georgia" style:language-complex="zxx" style:country-complex="none"/>
    </style:style>
    <style:style style:name="T11"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2" style:family="text">
      <style:text-properties fo:language="zxx" fo:country="none" fo:font-style="italic" fo:font-weight="bold" style:font-name-asian="Georgia" style:language-asian="zxx" style:country-asian="none" style:font-style-asian="italic" style:font-weight-asian="bold" style:font-name-complex="Georgia" style:language-complex="zxx" style:country-complex="none" style:font-style-complex="italic" style:font-weight-complex="bold"/>
    </style:style>
    <style:style style:name="T13" style:family="text">
      <style:text-properties fo:language="zxx" fo:country="none" fo:font-style="italic" style:text-underline-style="solid" style:text-underline-width="auto" style:text-underline-color="font-color" style:font-name-asian="Georgia" style:language-asian="zxx" style:country-asian="none" style:font-style-asian="italic" style:font-name-complex="Georgia" style:language-complex="zxx" style:country-complex="none" style:font-style-complex="italic"/>
    </style:style>
    <style:style style:name="T14" style:family="text">
      <style:text-properties fo:language="zxx" fo:country="none" fo:font-style="italic" style:text-underline-style="solid" style:text-underline-width="auto" style:text-underline-color="font-color" fo:font-weight="bold" style:font-name-asian="Georgia" style:language-asian="zxx" style:country-asian="none" style:font-style-asian="italic" style:font-weight-asian="bold" style:font-name-complex="Georgia" style:language-complex="zxx" style:country-complex="none" style:font-style-complex="italic" style:font-weight-complex="bold"/>
    </style:style>
    <style:style style:name="T15"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16" style:family="text">
      <style:text-properties fo:language="zxx" fo:country="none" style:text-underline-style="solid" style:text-underline-width="auto" style:text-underline-color="font-color" fo:font-weight="bold" style:font-name-asian="Georgia" style:language-asian="zxx" style:country-asian="none" style:font-weight-asian="bold" style:font-name-complex="Georgia" style:language-complex="zxx" style:country-complex="none" style:font-weight-complex="bold"/>
    </style:style>
    <style:style style:name="T17" style:family="text">
      <style:text-properties fo:language="zxx" fo:country="none" style:text-underline-style="none" style:font-name-asian="Georgia" style:language-asian="zxx" style:country-asian="none" style:font-name-complex="Georgia" style:language-complex="zxx" style:country-complex="none"/>
    </style:style>
    <style:style style:name="T18" style:family="text">
      <style:text-properties fo:language="zxx" fo:country="none" style:text-underline-style="none" fo:font-weight="bold" style:font-name-asian="Georgia" style:language-asian="zxx" style:country-asian="none" style:font-weight-asian="bold" style:font-name-complex="Georgia" style:language-complex="zxx" style:country-complex="none"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epetitive Praise</text:span> </text:p>
      <text:p text:style-name="P6"><text:span text:style-name="T1">Read:</text:span> <text:s/><text:span text:style-name="T5">Psalm 107:8, 15, 21, 31</text:span></text:p>
      <text:p text:style-name="P6"><text:span text:style-name="T1">Text:</text:span> <text:span text:style-name="T5">Psalm 107:8, 15, 21, 31 “Oh that </text:span><text:span text:style-name="T6">men</text:span><text:span text:style-name="T5"> would praise the LORD </text:span><text:span text:style-name="T6">for</text:span><text:span text:style-name="T5"> his goodness, and </text:span><text:span text:style-name="T6">for</text:span><text:span text:style-name="T5"> his wonderful works to the children of men!”</text:span></text:p>
      <text:p text:style-name="P1"><text:span text:style-name="T1">Introduction:</text:span> We just read four verses that are identical in wording. <text:s/>If you are into scripture memorization you could memorize one of these verses and get credit for four verses memorized. <text:s/>In your King James Bible you may notice that the word “men” is in italics. <text:s/>That is because it didn't appear in the original documents that they translated from and was added by the translators for clarity. <text:s/>This is one way in which the KJV translators are more honest than the modern translators for they clearly tell you when a word has been added. <text:s/>The word “men” here refers to mankind in general and not to the male gender.</text:p>
      <text:p text:style-name="P1"/>
      <text:p text:style-name="P2"><text:span text:style-name="T11">I. Oh that </text:span><text:span text:style-name="T12">men</text:span><text:span text:style-name="T11"> would praise:</text:span><text:span text:style-name="T10"> We live in a negative world. <text:s/>It seems that it is hard to see the good in people because our world is focused on the bad. (joke: preachers fishing/new preacher walks on water/can't even swim). <text:s/>Jack Hyles once said that whenever he had to confront someone about behavior that was unacceptable he would begin with praise for things that the person had done that were praiseworthy. <text:s/>It wasn't that he wanted to mute his correction but rather that he wanted the person to know that he valued them even though he was unhappy with a particular <text:s/>behavior. <text:s/>Oh that our praises would outnumber our negative comments.</text:span></text:p>
      <text:p text:style-name="P7"/>
      <text:p text:style-name="P2"><text:span text:style-name="T11">II. Oh that </text:span><text:span text:style-name="T12">men</text:span><text:span text:style-name="T11"> would praise the LORD:</text:span><text:span text:style-name="T10"> <text:s/>It is important that we praise, but it is equally important </text:span><text:span text:style-name="T15">who</text:span><text:span text:style-name="T10"> we praise. <text:s/>If there is any worthiness in me it is 100% due to the Lord's input into my life. <text:s/>This is also true of you. <text:s/>If there is anything worthy of praise in you it is only because of the hand of God present in your life. <text:s/>One of the huge negatives in my life is the desire to be recognized for the “positive” things that I do. <text:s/>Why is that? <text:s/>Why is it that we feel disrespected if we don't receive credit for every tiny detail of every thing we do? <text:s/>If God were like us He surely would be dis-appointed nearly 100% of the time. <text:s/>Are we faithful to ensure that He received the credit/praise for every time that He participates in the events of our life? <text:s/>Oh that men would praise the Lord!</text:span></text:p>
      <text:p text:style-name="P7"/>
      <text:p text:style-name="P3"><text:span text:style-name="T2">III. Oh that </text:span><text:span text:style-name="T4">men</text:span><text:span text:style-name="T2"> would praise the LORD </text:span><text:span text:style-name="T4">for</text:span><text:span text:style-name="T2"> his goodness:</text:span><text:span text:style-name="T3"> Is there any event in our life that doesn't reflect His goodness? <text:s/>Romans 8:28 says: “...</text:span><text:span text:style-name="T7">all things work together for good to them that love God, to them who are the called according to </text:span><text:span text:style-name="T9">his</text:span><text:span text:style-name="T7"> purpose.” <text:s/>I am </text:span><text:span text:style-name="T8">persuaded</text:span><text:span text:style-name="T7"> that when we finally see Jesus we will completely understand that there was a divine reason for each and every event in our life that had a positive result.</text:span></text:p>
      <text:p text:style-name="P5"><text:span text:style-name="T5"><text:s text:c="2"/>Romans 2: 4 says that: “...</text:span><text:span text:style-name="T10">the goodness of God leadeth thee to repent-ance.” <text:s/>It is not the badness of our life or circumstances but rather t</text:span><text:span text:style-name="T5">he goodness of God that draws the sinner to salvation. <text:s/>It is the goodness of God that is the inducement to lead you and I into a deeper walk with the Lord. <text:s text:c="2"/></text:span></text:p>
      <text:p text:style-name="P7"/>
      <text:p text:style-name="P2"><text:span text:style-name="T11">IV. Oh that </text:span><text:span text:style-name="T12">men</text:span><text:span text:style-name="T11"> would praise the LORD...</text:span><text:span text:style-name="T12">for</text:span><text:span text:style-name="T11"> his wonderful works to the children of men:</text:span><text:span text:style-name="T10"> <text:s/>May I say that the LORD is more than just good. <text:s/>He is wonderful in His dealings with us. <text:s/>Can you think of some of the wonderful works of God? <text:s/>In the creation of mankind God made us superior to any and all of the animal population. <text:s/>We are the only creation of God who can communicate by the use of verbal language. <text:s/>We are the only creation of God that is born with the need and ability to wear clothes. Most animals are limited to where they can go and thrive but God made us so that we can, by putting on various types of clothing, go anywhere on the planet and live. <text:s/>God has given man the intelligence to develop medicines, and mechanical devices to improve his lot in life. <text:s/>He truly has done wonderful works specifically for men.</text:span></text:p>
      <text:p text:style-name="P4"><text:span text:style-name="T10"><text:s text:c="2"/>If I was to go around this room, this morning, and ask each of you to tell me some wonderful work that God has done for you personally we would be able to talk all afternoon and not run out of material. <text:s/>“</text:span><text:span text:style-name="T15">Oh that </text:span><text:span text:style-name="T13">men</text:span><text:span text:style-name="T15"> would praise the LORD </text:span><text:span text:style-name="T13">for</text:span><text:span text:style-name="T15"> his goodness, and </text:span><text:span text:style-name="T13">for</text:span><text:span text:style-name="T15"> his wonderful works to the children of men</text:span><text:span text:style-name="T17">!</text:span><text:span text:style-name="T10">”</text:span></text:p>
      <text:p text:style-name="P7"><text:s text:c="2"/>First and best is that He sent His son to die on the cross, to pay the pen-alty, for my sin! <text:s/>He not only made provision for my salvation but He sent His Holy Spirit to draw me to Christ and then adopted me into His family.</text:p>
      <text:p text:style-name="P7"><text:s text:c="2"/>He has provided a beautiful wife and family that is far better than I deserve. <text:s/>He has protected me from many illnesses and healed me from others. <text:s/></text:p>
      <text:p text:style-name="P7"><text:s text:c="2"/>He is preparing a place for me in heaven and He has brought all of you into my life. <text:s/>It doesn't get any better than this! </text:p>
      <text:p text:style-name="P4"><text:span text:style-name="T10"><text:s text:c="2"/>“</text:span><text:span text:style-name="T16">Oh that </text:span><text:span text:style-name="T14">men</text:span><text:span text:style-name="T16"> would praise the LORD </text:span><text:span text:style-name="T14">for</text:span><text:span text:style-name="T16"> his goodness, and </text:span><text:span text:style-name="T14">for</text:span><text:span text:style-name="T16"> his wonderful works to the children of men</text:span><text:span text:style-name="T18">!</text:span><text:span text:style-name="T10">”</text:span></text:p>
      <text:p text:style-name="P7"/>
      <text:p text:style-name="P7"><text:span text:style-name="T1">Conclude:</text:span> Has He done anything for you that is praiseworthy? <text:s/>Has He taken care of your family? <text:s/>Has He healed you? <text:s/>Is He your provider? <text:s/>Have you stopped to thank Him? <text:s/>Are you praising God more than you are cursing your circumstances?</text:p>
      <text:p text:style-name="P7"><text:s text:c="2"/>“<text:span text:style-name="T19">Oh that </text:span><text:span text:style-name="T20">men</text:span><text:span text:style-name="T19"> would praise the LORD </text:span><text:span text:style-name="T20">for</text:span><text:span text:style-name="T19"> his goodness, and </text:span><text:span text:style-name="T20">for</text:span><text:span text:style-name="T19"> his wonderful works to the children of men</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1</meta:editing-cycles>
    <meta:creation-date>2014-03-28T17:34:00</meta:creation-date>
    <dc:date>2022-11-24T11:16:12.20</dc:date>
    <meta:editing-duration>P5DT6H25M35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6" meta:word-count="952" meta:character-count="50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